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2Coding" svg:font-family="D2Coding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fo:background-color="#1f1f1f" style:font-name-asian="D2Coding" style:font-size-asian="10.5pt" style:font-weight-asian="normal"/>
    </style:style>
    <style:style style:name="P2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  <style:text-properties fo:color="#cccccc" loext:opacity="100%" style:font-name="D2Coding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style:font-name="D2Coding" fo:font-size="10.5pt" fo:font-weight="normal"/>
    </style:style>
    <style:style style:name="T2" style:family="text">
      <style:text-properties style:font-name-asian="D2Coding" style:font-size-asian="10.5pt" style:font-weight-asian="normal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<text:span text:style-name="T2">웹 개발이란</text:span><text:span text:style-name="T1">?</text:span></text:p>
      <text:p text:style-name="P2"><text:span text:style-name="T1">-</text:span><text:span text:style-name="T2">웹 개발은 웹 브라우저 화면에 보이는 겉모습을 만드는 것이 아니라 웹 사이트에서 사용자에게 제공할 기능과 서비스까지 모두 담아야한다</text:span><text:span text:style-name="T1">.</text:span></text:p>
      <text:p text:style-name="P4"/>
      <text:p text:style-name="P2">● <text:span text:style-name="T2">서버 </text:span><text:span text:style-name="T1">vs </text:span><text:span text:style-name="T2">클라이언트</text:span></text:p>
      <text:p text:style-name="P4"/>
      <text:p text:style-name="P2"><text:span text:style-name="T2">서버 </text:span><text:span text:style-name="T1">: </text:span><text:span text:style-name="T2">인터넷에 연결된 컴퓨터</text:span></text:p>
      <text:p text:style-name="P2"><text:span text:style-name="T1">: </text:span><text:span text:style-name="T2">웹 요소와 여러 정보가 저장된 곳</text:span></text:p>
      <text:p text:style-name="P4"/>
      <text:p text:style-name="P2"><text:span text:style-name="T2">클라이언트 </text:span><text:span text:style-name="T1">: </text:span><text:span text:style-name="T2">사용자가 웹 사이트에 접근할 때 사용하는 기기</text:span></text:p>
      <text:p text:style-name="P2"><text:span text:style-name="T1">: </text:span><text:span text:style-name="T2">좁은 의미의 웹 브라우저</text:span></text:p>
      <text:p text:style-name="P2">● <text:span text:style-name="T2">프론트엔드 </text:span><text:span text:style-name="T1">vs </text:span><text:span text:style-name="T2">백엔드</text:span></text:p>
      <text:p text:style-name="P4"/>
      <text:p text:style-name="P2"><text:span text:style-name="T2">프론트엔드 개발 </text:span><text:span text:style-name="T1">: </text:span><text:span text:style-name="T2">웹 브라우저 화면에 보이는 부분을 다루며 웹 사이트 제작</text:span></text:p>
      <text:p text:style-name="P2"><text:span text:style-name="T1">: html, css, javascript</text:span><text:span text:style-name="T2">를 사용</text:span></text:p>
      <text:p text:style-name="P4"/>
      <text:p text:style-name="P2"><text:span text:style-name="T2">백엔드 개발 </text:span><text:span text:style-name="T1">: </text:span><text:span text:style-name="T2">사용자 뒤에 보이지 않는 영역</text:span></text:p>
      <text:p text:style-name="P2"><text:span text:style-name="T1">: </text:span><text:span text:style-name="T2">데이터베이스를 설계하거나 데이터를 처리</text:span></text:p>
      <text:p text:style-name="P2"><text:span text:style-name="T1">: java, php, python </text:span><text:span text:style-name="T2">등 프로그래밍 언어를 사용</text:span></text:p>
      <text:p text:style-name="P4"/>
      <text:p text:style-name="P2"><text:span text:style-name="T1">2.HTML</text:span><text:span text:style-name="T2">문서의 기본 구조</text:span></text:p>
      <text:p text:style-name="P3"><text:span text:style-name="T3">&lt;!</text:span><text:span text:style-name="T4">DOCTYPE</text:span> <text:span text:style-name="T5">html</text:span><text:span text:style-name="T3">&gt;</text:span> </text:p>
      <text:p text:style-name="P2"><text:span text:style-name="T2">현재문서가 </text:span><text:span text:style-name="T1">HTML </text:span><text:span text:style-name="T2">언어로 작성할 웹 문서라는 뜻</text:span></text:p>
      <text:p text:style-name="P3"><text:span text:style-name="T3">&lt;</text:span><text:span text:style-name="T4">html</text:span> <text:span text:style-name="T5">lang</text:span>=<text:span text:style-name="T6">"en"</text:span><text:span text:style-name="T3">&gt;</text:span></text:p>
      <text:p text:style-name="P1">웹 문서의 시작과 끝을 나타내는 태그</text:p>
      <text:p text:style-name="P3"><text:span text:style-name="T3">&lt;</text:span><text:span text:style-name="T4">head</text:span><text:span text:style-name="T3">&gt;</text:span></text:p>
      <text:p text:style-name="P1">웹 브라우저가 웹 문서를 해석하는데 필요한 정보를 입력하는 부분</text:p>
      <text:p text:style-name="P3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3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3"><text:span text:style-name="T3">&lt;</text:span><text:span text:style-name="T4">title</text:span><text:span text:style-name="T3">&gt;</text:span>Document<text:span text:style-name="T3">&lt;/</text:span><text:span text:style-name="T4">title</text:span><text:span text:style-name="T3">&gt;</text:span></text:p>
      <text:p text:style-name="P3"><text:span text:style-name="T3">&lt;/</text:span><text:span text:style-name="T4">head</text:span><text:span text:style-name="T3">&gt;</text:span></text:p>
      <text:p text:style-name="P4"/>
      <text:p text:style-name="P3"><text:span text:style-name="T3">&lt;</text:span><text:span text:style-name="T4">body</text:span><text:span text:style-name="T3">&gt;</text:span></text:p>
      <text:p text:style-name="P1">실제로 웹 브라우저 화면에 나타나는 내용 </text:p>
      <text:p text:style-name="P4"/>
      <text:p text:style-name="P3"><text:span text:style-name="T3">&lt;/</text:span><text:span text:style-name="T4">body</text:span><text:span text:style-name="T3">&gt;</text:span></text:p>
      <text:p text:style-name="P4"/>
      <text:p text:style-name="P3"><text:span text:style-name="T3">&lt;/</text:span><text:span text:style-name="T4">html</text:span><text:span text:style-name="T3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2Coding" svg:font-family="D2Coding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50:45.960440268</meta:creation-date>
    <dc:date>2023-10-28T15:51:07.798677613</dc:date>
    <meta:editing-duration>PT22S</meta:editing-duration>
    <meta:editing-cycles>1</meta:editing-cycles>
    <meta:document-statistic meta:table-count="0" meta:image-count="0" meta:object-count="0" meta:page-count="1" meta:paragraph-count="28" meta:word-count="338" meta:character-count="647" meta:non-whitespace-character-count="534"/>
    <meta:generator>LibreOffice/7.3.7.2$Linux_X86_64 LibreOffice_project/30$Build-2</meta:generator>
  </office:meta>
</office:document-meta>
</file>